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2747f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2747f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2747f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2747f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2747f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2747f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2747f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2747f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2747f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2747f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2747f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2747f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2747f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2747f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2747f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2747f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2747f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Esteban José Sulbaran Noguer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1/5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25355806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Carlos Enrique Sulbaran Segu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1829573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11.24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7" meta:character-count="1172" meta:non-whitespace-character-count="1004"/>
    <meta:template xlink:type="simple" xlink:actuate="onRequest" xlink:title="Normal" xlink:href=""/>
  </office:meta>
</office:document-meta>
</file>